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4pt" style:font-size-asian="14pt" style:font-size-complex="14pt" fo:hyphenate="true"/>
    </style:style>
    <style:style style:name="P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" style:parent-style-name="Normal" style:family="paragraph">
      <style:paragraph-properties style:text-autospace="none" fo:margin-bottom="0in" fo:line-height="100%"/>
    </style:style>
    <style:style style:name="T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7" style:parent-style-name="Normal" style:family="paragraph">
      <style:paragraph-properties style:text-autospace="none" fo:margin-bottom="0in" fo:line-height="100%"/>
    </style:style>
    <style:style style:name="T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2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3" style:parent-style-name="Normal" style:family="paragraph">
      <style:paragraph-properties style:text-autospace="none" fo:margin-bottom="0in" fo:line-height="100%"/>
    </style:style>
    <style:style style:name="T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0" style:parent-style-name="Normal" style:family="paragraph">
      <style:paragraph-properties style:text-autospace="none" fo:margin-bottom="0in" fo:line-height="100%"/>
    </style:style>
    <style:style style:name="T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3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8" style:parent-style-name="Normal" style:family="paragraph">
      <style:paragraph-properties style:text-autospace="none" fo:margin-bottom="0in" fo:line-height="100%"/>
    </style:style>
    <style:style style:name="T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7" style:parent-style-name="Normal" style:family="paragraph">
      <style:paragraph-properties style:text-autospace="none" fo:margin-bottom="0in" fo:line-height="100%"/>
    </style:style>
    <style:style style:name="T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3" style:parent-style-name="Normal" style:family="paragraph">
      <style:paragraph-properties style:text-autospace="none" fo:margin-bottom="0in" fo:line-height="100%"/>
    </style:style>
    <style:style style:name="T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6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61" style:parent-style-name="Normal" style:family="paragraph">
      <style:paragraph-properties style:text-autospace="none" fo:margin-bottom="0in" fo:line-height="100%"/>
    </style:style>
    <style:style style:name="T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5" style:parent-style-name="Normal" style:family="paragraph">
      <style:paragraph-properties style:text-autospace="none" fo:margin-bottom="0in" fo:line-height="100%"/>
    </style:style>
    <style:style style:name="T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70" style:parent-style-name="Normal" style:family="paragraph">
      <style:paragraph-properties style:text-autospace="none" fo:margin-bottom="0in" fo:line-height="100%"/>
    </style:style>
    <style:style style:name="T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81" style:parent-style-name="Normal" style:family="paragraph">
      <style:paragraph-properties style:text-autospace="none" fo:margin-bottom="0in" fo:line-height="100%"/>
    </style:style>
    <style:style style:name="T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5" style:parent-style-name="Normal" style:family="paragraph">
      <style:paragraph-properties style:text-autospace="none" fo:margin-bottom="0in" fo:line-height="100%"/>
    </style:style>
    <style:style style:name="T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9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91" style:parent-style-name="Normal" style:family="paragraph">
      <style:paragraph-properties style:text-autospace="none" fo:margin-bottom="0in" fo:line-height="100%"/>
    </style:style>
    <style:style style:name="T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00" style:parent-style-name="Normal" style:family="paragraph">
      <style:paragraph-properties style:text-autospace="none" fo:margin-bottom="0in" fo:line-height="100%"/>
    </style:style>
    <style:style style:name="T1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4" style:parent-style-name="Normal" style:family="paragraph">
      <style:paragraph-properties style:text-autospace="none" fo:margin-bottom="0in" fo:line-height="100%"/>
    </style:style>
    <style:style style:name="T1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11" style:parent-style-name="Normal" style:family="paragraph">
      <style:paragraph-properties style:text-autospace="none" fo:margin-bottom="0in" fo:line-height="100%"/>
    </style:style>
    <style:style style:name="T1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5" style:parent-style-name="Normal" style:family="paragraph">
      <style:paragraph-properties style:text-autospace="none" fo:margin-bottom="0in" fo:line-height="100%"/>
    </style:style>
    <style:style style:name="T1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19" style:parent-style-name="Normal" style:family="paragraph">
      <style:paragraph-properties style:text-autospace="none" fo:margin-bottom="0in" fo:line-height="100%"/>
    </style:style>
    <style:style style:name="T1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26" style:parent-style-name="Normal" style:family="paragraph">
      <style:paragraph-properties style:text-autospace="none" fo:margin-bottom="0in" fo:line-height="100%"/>
    </style:style>
    <style:style style:name="T1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1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2" style:parent-style-name="Normal" style:family="paragraph">
      <style:paragraph-properties style:text-autospace="none" fo:margin-bottom="0in" fo:line-height="100%"/>
    </style:style>
    <style:style style:name="T1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40" style:parent-style-name="Normal" style:family="paragraph">
      <style:paragraph-properties style:text-autospace="none" fo:margin-bottom="0in" fo:line-height="100%"/>
    </style:style>
    <style:style style:name="T1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45" style:parent-style-name="Normal" style:family="paragraph">
      <style:paragraph-properties style:text-autospace="none" fo:margin-bottom="0in" fo:line-height="100%"/>
    </style:style>
    <style:style style:name="T1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3" style:parent-style-name="Normal" style:family="paragraph">
      <style:paragraph-properties style:text-autospace="none" fo:margin-bottom="0in" fo:line-height="100%"/>
    </style:style>
    <style:style style:name="T1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9" style:parent-style-name="Normal" style:family="paragraph">
      <style:paragraph-properties style:text-autospace="none" fo:margin-bottom="0in" fo:line-height="100%"/>
    </style:style>
    <style:style style:name="T1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68" style:parent-style-name="Normal" style:family="paragraph">
      <style:paragraph-properties style:text-autospace="none" fo:margin-bottom="0in" fo:line-height="100%"/>
    </style:style>
    <style:style style:name="T1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2" style:parent-style-name="Normal" style:family="paragraph">
      <style:paragraph-properties style:text-autospace="none" fo:margin-bottom="0in" fo:line-height="100%"/>
    </style:style>
    <style:style style:name="T1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6" style:parent-style-name="Normal" style:family="paragraph">
      <style:paragraph-properties style:text-autospace="none" fo:margin-bottom="0in" fo:line-height="100%"/>
    </style:style>
    <style:style style:name="T1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1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83" style:parent-style-name="Normal" style:family="paragraph">
      <style:paragraph-properties style:text-autospace="none" fo:margin-bottom="0in" fo:line-height="100%"/>
    </style:style>
    <style:style style:name="T1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9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91" style:parent-style-name="Normal" style:family="paragraph">
      <style:paragraph-properties style:text-autospace="none" fo:margin-bottom="0in" fo:line-height="100%"/>
    </style:style>
    <style:style style:name="T1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96" style:parent-style-name="Normal" style:family="paragraph">
      <style:paragraph-properties style:text-autospace="none" fo:margin-bottom="0in" fo:line-height="100%"/>
    </style:style>
    <style:style style:name="T1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3" style:parent-style-name="Normal" style:family="paragraph">
      <style:paragraph-properties style:text-autospace="none" fo:margin-bottom="0in" fo:line-height="100%"/>
    </style:style>
    <style:style style:name="T2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9" style:parent-style-name="Normal" style:family="paragraph">
      <style:paragraph-properties style:text-autospace="none" fo:margin-bottom="0in" fo:line-height="100%"/>
    </style:style>
    <style:style style:name="T2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19" style:parent-style-name="Normal" style:family="paragraph">
      <style:paragraph-properties style:text-autospace="none" fo:margin-bottom="0in" fo:line-height="100%"/>
    </style:style>
    <style:style style:name="T2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2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5" style:parent-style-name="Normal" style:family="paragraph">
      <style:paragraph-properties style:text-autospace="none" fo:margin-bottom="0in" fo:line-height="100%"/>
    </style:style>
    <style:style style:name="T2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3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34" style:parent-style-name="Normal" style:family="paragraph">
      <style:paragraph-properties style:text-autospace="none" fo:margin-bottom="0in" fo:line-height="100%"/>
    </style:style>
    <style:style style:name="T2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4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2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42" style:parent-style-name="Normal" style:family="paragraph">
      <style:paragraph-properties style:text-autospace="none" fo:margin-bottom="0in" fo:line-height="100%"/>
    </style:style>
    <style:style style:name="T2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24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48" style:parent-style-name="Normal" style:family="paragraph">
      <style:paragraph-properties style:text-autospace="none" fo:margin-bottom="0in" fo:line-height="100%"/>
    </style:style>
    <style:style style:name="T2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5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57" style:parent-style-name="Normal" style:family="paragraph">
      <style:paragraph-properties style:text-autospace="none" fo:margin-bottom="0in" fo:line-height="100%"/>
    </style:style>
    <style:style style:name="T2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63" style:parent-style-name="Normal" style:family="paragraph">
      <style:paragraph-properties style:text-autospace="none" fo:margin-bottom="0in" fo:line-height="100%"/>
    </style:style>
    <style:style style:name="T2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7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72" style:parent-style-name="Normal" style:family="paragraph">
      <style:paragraph-properties style:text-autospace="none" fo:margin-bottom="0in" fo:line-height="100%"/>
    </style:style>
    <style:style style:name="T2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78" style:parent-style-name="Normal" style:family="paragraph">
      <style:paragraph-properties style:text-autospace="none" fo:margin-bottom="0in" fo:line-height="100%"/>
    </style:style>
    <style:style style:name="T2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84" style:parent-style-name="Normal" style:family="paragraph">
      <style:paragraph-properties style:text-autospace="none" fo:margin-bottom="0in" fo:line-height="100%"/>
    </style:style>
    <style:style style:name="T2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8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89" style:parent-style-name="Normal" style:family="paragraph">
      <style:paragraph-properties style:text-autospace="none" fo:margin-bottom="0in" fo:line-height="100%"/>
    </style:style>
    <style:style style:name="T2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99" style:parent-style-name="Normal" style:family="paragraph">
      <style:paragraph-properties style:text-autospace="none" fo:margin-bottom="0in" fo:line-height="100%"/>
    </style:style>
    <style:style style:name="T3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07" style:parent-style-name="Normal" style:family="paragraph">
      <style:paragraph-properties style:text-autospace="none" fo:margin-bottom="0in" fo:line-height="100%"/>
    </style:style>
    <style:style style:name="T3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16" style:parent-style-name="Normal" style:family="paragraph">
      <style:paragraph-properties style:text-autospace="none" fo:margin-bottom="0in" fo:line-height="100%"/>
    </style:style>
    <style:style style:name="T3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22" style:parent-style-name="Normal" style:family="paragraph">
      <style:paragraph-properties style:text-autospace="none" fo:margin-bottom="0in" fo:line-height="100%"/>
    </style:style>
    <style:style style:name="T3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28" style:parent-style-name="Normal" style:family="paragraph">
      <style:paragraph-properties style:text-autospace="none" fo:margin-bottom="0in" fo:line-height="100%"/>
    </style:style>
    <style:style style:name="T3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3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35" style:parent-style-name="Normal" style:family="paragraph">
      <style:paragraph-properties style:text-autospace="none" fo:margin-bottom="0in" fo:line-height="100%"/>
    </style:style>
    <style:style style:name="T3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40" style:parent-style-name="Normal" style:family="paragraph">
      <style:text-properties style:font-name="Consolas" style:font-name-complex="Consolas" fo:color="#000000" fo:font-size="9.5pt" style:font-size-asian="9.5pt" style:font-size-complex="9.5pt" fo:background-color="#FFFFFF"/>
    </style:style>
    <style:style style:name="T3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42" style:parent-style-name="Normal" style:family="paragraph">
      <style:paragraph-properties fo:break-before="page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3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344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5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6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7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8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9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50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5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5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5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36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6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36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9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0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0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0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1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1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1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2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2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4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45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5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6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7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7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48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9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1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4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4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5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5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6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7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8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9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9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0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0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0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0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0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1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1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1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2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2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3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3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3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4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5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5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5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5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65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6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6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6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7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6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8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8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7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0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0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0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0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0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0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09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1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711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7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7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1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1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1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19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72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2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3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3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36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3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74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4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5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5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5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5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5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6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6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6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6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6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6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6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7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7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77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0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8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8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92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9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9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9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0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0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04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8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0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0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1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1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81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1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1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2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2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2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3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3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3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3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4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4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4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8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4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4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5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5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5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5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5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6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6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87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8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8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8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8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8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8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9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9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9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9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9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8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0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0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0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0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0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9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2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2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9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3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37" style:parent-style-name="Normal" style:family="paragraph">
      <style:text-properties style:font-name="Consolas" style:font-name-complex="Consolas" fo:color="#000000" fo:font-size="9.5pt" style:font-size-asian="9.5pt" style:font-size-complex="9.5pt" fo:background-color="#FFFFFF" fo:hyphenate="true"/>
    </style:style>
  </office:automatic-styles>
  <office:body>
    <office:text text:use-soft-page-breaks="true">
      <text:p text:style-name="P1">Structural Patterns</text:p>
      <text:p text:style-name="P3">Structural patterns are concerned with how classes and objects are composed to form larger structures.</text:p>
      <text:p text:style-name="P4"/>
      <text:p text:style-name="P5"/>
      <text:p text:style-name="P6">Decorator Pattern</text:p>
      <text:p text:style-name="P7"><text:span text:style-name="T8">Decorator pattern attaches additional<text:s/></text:span><text:span text:style-name="T9">behavior without inheritance.</text:span><text:span text:style-name="T10"><text:line-break/></text:span></text:p>
      <text:p text:style-name="P11"><text:span text:style-name="T12">namespace</text:span><text:span text:style-name="T13"><text:s/>DecoratorPattern</text:span></text:p>
      <text:p text:style-name="P14"><text:span text:style-name="T15">{</text:span></text:p>
      <text:p text:style-name="P16"/>
      <text:p text:style-name="P17"><text:span text:style-name="T18"><text:s text:c="4"/></text:span><text:span text:style-name="T19">interface</text:span><text:span text:style-name="T20"><text:s/></text:span><text:span text:style-name="T21">IEmail</text:span></text:p>
      <text:p text:style-name="P22"><text:s text:c="4"/>{</text:p>
      <text:p text:style-name="P23"><text:span text:style-name="T24"><text:s text:c="8"/></text:span><text:span text:style-name="T25">string</text:span><text:span text:style-name="T26"><text:s/>Write(</text:span><text:span text:style-name="T27">string</text:span><text:span text:style-name="T28"><text:s/>message);</text:span></text:p>
      <text:p text:style-name="Normal"><text:span text:style-name="T29"><text:s text:c="4"/>}</text:span></text:p>
      <text:p text:style-name="P30"><text:span text:style-name="T31"><text:s text:c="4"/></text:span><text:span text:style-name="T32">class</text:span><text:span text:style-name="T33"><text:s/></text:span><text:span text:style-name="T34">Email</text:span><text:span text:style-name="T35"><text:s/>:<text:s/></text:span><text:span text:style-name="T36">IEmail</text:span></text:p>
      <text:p text:style-name="P37"><text:s text:c="4"/>{</text:p>
      <text:p text:style-name="P38"><text:span text:style-name="T39"><text:s text:c="8"/></text:span><text:span text:style-name="T40">public</text:span><text:span text:style-name="T41"><text:s/></text:span><text:span text:style-name="T42">string</text:span><text:span text:style-name="T43"><text:s/>Write(</text:span><text:span text:style-name="T44">string</text:span><text:span text:style-name="T45"><text:s/>message)</text:span></text:p>
      <text:p text:style-name="P46"><text:s text:c="8"/>{</text:p>
      <text:p text:style-name="P47"><text:span text:style-name="T48"><text:s text:c="12"/></text:span><text:span text:style-name="T49">return</text:span><text:span text:style-name="T50"><text:s/>message;</text:span></text:p>
      <text:p text:style-name="P51"><text:s text:c="8"/>}</text:p>
      <text:p text:style-name="Normal"><text:span text:style-name="T52"><text:s text:c="4"/>}</text:span></text:p>
      <text:p text:style-name="P53"><text:span text:style-name="T54"><text:s text:c="4"/></text:span><text:span text:style-name="T55">class</text:span><text:span text:style-name="T56"><text:s/></text:span><text:span text:style-name="T57">EmailWithAddressing</text:span><text:span text:style-name="T58"><text:s/>:<text:s/></text:span><text:span text:style-name="T59">IEmail</text:span></text:p>
      <text:p text:style-name="P60"><text:s text:c="4"/>{</text:p>
      <text:p text:style-name="P61"><text:span text:style-name="T62"><text:s text:c="8"/></text:span><text:span text:style-name="T63">IEmail</text:span><text:span text:style-name="T64"><text:s/>email;</text:span></text:p>
      <text:p text:style-name="P65"><text:span text:style-name="T66"><text:s text:c="8"/></text:span><text:span text:style-name="T67">string</text:span><text:span text:style-name="T68"><text:s/>recipient;</text:span></text:p>
      <text:p text:style-name="P69"/>
      <text:p text:style-name="P70"><text:span text:style-name="T71"><text:s text:c="8"/></text:span><text:span text:style-name="T72">public</text:span><text:span text:style-name="T73"><text:s/>EmailWithAddressing(</text:span><text:span text:style-name="T74">IEmail</text:span><text:span text:style-name="T75"><text:s/>email,<text:s/></text:span><text:span text:style-name="T76">string</text:span><text:span text:style-name="T77"><text:s/>recipient =<text:s/></text:span><text:span text:style-name="T78">null</text:span><text:span text:style-name="T79">)</text:span></text:p>
      <text:p text:style-name="P80"><text:s text:c="8"/>{</text:p>
      <text:p text:style-name="P81"><text:span text:style-name="T82"><text:s text:c="12"/></text:span><text:span text:style-name="T83">this</text:span><text:span text:style-name="T84">.email = email;</text:span></text:p>
      <text:p text:style-name="P85"><text:span text:style-name="T86"><text:s text:c="12"/></text:span><text:span text:style-name="T87">this</text:span><text:span text:style-name="T88">.recipient = recipient;</text:span></text:p>
      <text:p text:style-name="P89"><text:s text:c="8"/>}</text:p>
      <text:p text:style-name="P90"/>
      <text:p text:style-name="P91"><text:span text:style-name="T92"><text:s text:c="8"/></text:span><text:span text:style-name="T93">public</text:span><text:span text:style-name="T94"><text:s/></text:span><text:span text:style-name="T95">string</text:span><text:span text:style-name="T96"><text:s/>Write(</text:span><text:span text:style-name="T97">string</text:span><text:span text:style-name="T98"><text:s/>message)</text:span></text:p>
      <text:p text:style-name="P99"><text:s text:c="8"/>{</text:p>
      <text:p text:style-name="P100"><text:span text:style-name="T101"><text:s text:c="12"/></text:span><text:span text:style-name="T102">string</text:span><text:span text:style-name="T103"><text:s/>resultMessage = email.Write(message);</text:span></text:p>
      <text:p text:style-name="P104"><text:span text:style-name="T105"><text:s text:c="12"/></text:span><text:span text:style-name="T106">if</text:span><text:span text:style-name="T107"><text:s/>(</text:span><text:span text:style-name="T108">String</text:span><text:span text:style-name="T109">.IsNullOrEmpty(recipient))</text:span></text:p>
      <text:p text:style-name="P110"><text:s text:c="12"/>{</text:p>
      <text:p text:style-name="P111"><text:span text:style-name="T112"><text:s text:c="16"/>resultMessage =<text:s/></text:span><text:span text:style-name="T113">"Dear Sir or Madam,\n"</text:span><text:span text:style-name="T114"><text:s/>+ resultMessage;</text:span></text:p>
      <text:p text:style-name="P115"><text:span text:style-name="T116"><text:s text:c="12"/>}<text:s/></text:span><text:span text:style-name="T117">else</text:span></text:p>
      <text:p text:style-name="P118"><text:s text:c="12"/>{</text:p>
      <text:p text:style-name="P119"><text:span text:style-name="T120"><text:s text:c="16"/>resultMessage =<text:s/></text:span><text:span text:style-name="T121">String</text:span><text:span text:style-name="T122">.Format(</text:span><text:span text:style-name="T123">"Dear {0},\n"</text:span><text:span text:style-name="T124">, recipient) + resultMessage;</text:span></text:p>
      <text:p text:style-name="P125"><text:s text:c="12"/>}</text:p>
      <text:p text:style-name="P126"><text:span text:style-name="T127"><text:s text:c="12"/></text:span><text:span text:style-name="T128">return</text:span><text:span text:style-name="T129"><text:s/>resultMessage;</text:span></text:p>
      <text:p text:style-name="P130"><text:s text:c="8"/>}</text:p>
      <text:p text:style-name="Normal"><text:span text:style-name="T131"><text:s text:c="4"/>}</text:span></text:p>
      <text:p text:style-name="P132"><text:span text:style-name="T133"><text:s text:c="4"/></text:span><text:span text:style-name="T134">class</text:span><text:span text:style-name="T135"><text:s/></text:span><text:span text:style-name="T136">EmailWithSigning</text:span><text:span text:style-name="T137"><text:s/>:<text:s/></text:span><text:span text:style-name="T138">IEmail</text:span></text:p>
      <text:p text:style-name="P139"><text:s text:c="4"/>{</text:p>
      <text:p text:style-name="P140"><text:span text:style-name="T141"><text:s text:c="8"/></text:span><text:span text:style-name="T142">IEmail</text:span><text:span text:style-name="T143"><text:s/>email;</text:span></text:p>
      <text:p text:style-name="P144"/>
      <text:p text:style-name="P145"><text:span text:style-name="T146"><text:s text:c="4"/></text:span><text:span text:style-name="T147"><text:s text:c="4"/></text:span><text:span text:style-name="T148">public</text:span><text:span text:style-name="T149"><text:s/>EmailWithSigning(</text:span><text:span text:style-name="T150">IEmail</text:span><text:span text:style-name="T151"><text:s/>email)</text:span></text:p>
      <text:p text:style-name="P152"><text:s text:c="8"/>{</text:p>
      <text:p text:style-name="P153"><text:span text:style-name="T154"><text:s text:c="12"/></text:span><text:span text:style-name="T155">this</text:span><text:span text:style-name="T156">.email = email;</text:span></text:p>
      <text:p text:style-name="P157"><text:s text:c="8"/>}</text:p>
      <text:p text:style-name="P158"/>
      <text:p text:style-name="P159"><text:span text:style-name="T160"><text:s text:c="8"/></text:span><text:span text:style-name="T161">public</text:span><text:span text:style-name="T162"><text:s/></text:span><text:span text:style-name="T163">string</text:span><text:span text:style-name="T164"><text:s/>Write(</text:span><text:span text:style-name="T165">string</text:span><text:span text:style-name="T166"><text:s/>message)</text:span></text:p>
      <text:p text:style-name="P167"><text:s text:c="8"/>{</text:p>
      <text:p text:style-name="P168"><text:span text:style-name="T169"><text:s text:c="12"/></text:span><text:span text:style-name="T170">string</text:span><text:span text:style-name="T171"><text:s/>resultMessage = email.Write(message);</text:span></text:p>
      <text:p text:style-name="P172"><text:span text:style-name="T173"><text:s text:c="12"/>resultMessage +=<text:s/></text:span><text:span text:style-name="T174">"\nYours sincerely"</text:span><text:span text:style-name="T175">;</text:span></text:p>
      <text:soft-page-break/>
      <text:p text:style-name="P176"><text:span text:style-name="T177"><text:s text:c="12"/></text:span><text:span text:style-name="T178">return</text:span><text:span text:style-name="T179"><text:s/>resultMessage;</text:span></text:p>
      <text:p text:style-name="P180"><text:s text:c="8"/>}</text:p>
      <text:p text:style-name="Normal"><text:span text:style-name="T181"><text:s text:c="4"/>}</text:span></text:p>
      <text:p text:style-name="P182"/>
      <text:p text:style-name="P183"><text:span text:style-name="T184"><text:s text:c="4"/></text:span><text:span text:style-name="T185">class</text:span><text:span text:style-name="T186"><text:s/></text:span><text:span text:style-name="T187">EmailWithAttachment</text:span><text:span text:style-name="T188"><text:s/>:<text:s/></text:span><text:span text:style-name="T189">IEmail</text:span></text:p>
      <text:p text:style-name="P190"><text:s text:c="4"/>{</text:p>
      <text:p text:style-name="P191"><text:span text:style-name="T192"><text:s text:c="8"/></text:span><text:span text:style-name="T193">IEmail</text:span><text:span text:style-name="T194"><text:s/>email;</text:span></text:p>
      <text:p text:style-name="P195"/>
      <text:p text:style-name="P196"><text:span text:style-name="T197"><text:s text:c="8"/></text:span><text:span text:style-name="T198">public</text:span><text:span text:style-name="T199"><text:s/>EmailWithAttachment(</text:span><text:span text:style-name="T200">IEmail</text:span><text:span text:style-name="T201"><text:s/>email)</text:span></text:p>
      <text:p text:style-name="P202"><text:s text:c="8"/>{</text:p>
      <text:p text:style-name="P203"><text:span text:style-name="T204"><text:s text:c="12"/></text:span><text:span text:style-name="T205">this</text:span><text:span text:style-name="T206">.email = email;</text:span></text:p>
      <text:p text:style-name="P207"><text:s text:c="8"/>}</text:p>
      <text:p text:style-name="P208"/>
      <text:p text:style-name="P209"><text:span text:style-name="T210"><text:s text:c="8"/></text:span><text:span text:style-name="T211">public</text:span><text:span text:style-name="T212"><text:s/></text:span><text:span text:style-name="T213">string</text:span><text:span text:style-name="T214"><text:s/>Write(</text:span><text:span text:style-name="T215">string</text:span><text:span text:style-name="T216"><text:s/></text:span><text:span text:style-name="T217">message)</text:span></text:p>
      <text:p text:style-name="P218"><text:s text:c="8"/>{</text:p>
      <text:p text:style-name="P219"><text:span text:style-name="T220"><text:s text:c="12"/></text:span><text:span text:style-name="T221">return</text:span><text:span text:style-name="T222"><text:s/>email.Write(message);</text:span></text:p>
      <text:p text:style-name="P223"><text:s text:c="8"/>}</text:p>
      <text:p text:style-name="P224"/>
      <text:p text:style-name="P225"><text:span text:style-name="T226"><text:s text:c="8"/></text:span><text:span text:style-name="T227">public</text:span><text:span text:style-name="T228"><text:s/></text:span><text:span text:style-name="T229">string</text:span><text:span text:style-name="T230"><text:s/>AddAttachment(</text:span><text:span text:style-name="T231">string</text:span><text:span text:style-name="T232"><text:s/>attachment)</text:span></text:p>
      <text:p text:style-name="P233"><text:s text:c="8"/>{</text:p>
      <text:p text:style-name="P234"><text:span text:style-name="T235"><text:s text:c="12"/></text:span><text:span text:style-name="T236">return</text:span><text:span text:style-name="T237"><text:s/></text:span><text:span text:style-name="T238">"Added attachment: "</text:span><text:span text:style-name="T239"><text:s/>+ attachment;</text:span></text:p>
      <text:p text:style-name="P240"><text:s text:c="8"/>}</text:p>
      <text:p text:style-name="Normal"><text:span text:style-name="T241"><text:s text:c="4"/>}</text:span></text:p>
      <text:p text:style-name="P242"><text:span text:style-name="T243"><text:s text:c="4"/></text:span><text:span text:style-name="T244">class</text:span><text:span text:style-name="T245"><text:s/></text:span><text:span text:style-name="T246">Program</text:span></text:p>
      <text:p text:style-name="P247"><text:s text:c="4"/>{</text:p>
      <text:p text:style-name="P248"><text:span text:style-name="T249"><text:s text:c="8"/></text:span><text:span text:style-name="T250">static</text:span><text:span text:style-name="T251"><text:s/></text:span><text:span text:style-name="T252">void</text:span><text:span text:style-name="T253"><text:s/>Main(</text:span><text:span text:style-name="T254">string</text:span><text:span text:style-name="T255">[] args)</text:span></text:p>
      <text:p text:style-name="P256"><text:s text:c="8"/>{</text:p>
      <text:p text:style-name="P257"><text:span text:style-name="T258"><text:s text:c="12"/></text:span><text:span text:style-name="T259">Console</text:span><text:span text:style-name="T260">.WriteLine(</text:span><text:span text:style-name="T261">"Decorator Pattern\n"</text:span><text:span text:style-name="T262">);</text:span></text:p>
      <text:p text:style-name="P263"><text:span text:style-name="T264"><text:s text:c="12"/></text:span><text:span text:style-name="T265">IEmail</text:span><text:span text:style-name="T266"><text:s/>email =<text:s/></text:span><text:span text:style-name="T267">new</text:span><text:span text:style-name="T268"><text:s/></text:span><text:span text:style-name="T269">Email</text:span><text:span text:style-name="T270">();</text:span></text:p>
      <text:p text:style-name="P271"/>
      <text:p text:style-name="P272"><text:span text:style-name="T273"><text:s text:c="12"/></text:span><text:span text:style-name="T274">Console</text:span><text:span text:style-name="T275">.WriteLine(</text:span><text:span text:style-name="T276">"Basic Component:"</text:span><text:span text:style-name="T277">);</text:span></text:p>
      <text:p text:style-name="P278"><text:span text:style-name="T279"><text:s text:c="12"/></text:span><text:span text:style-name="T280">Console</text:span><text:span text:style-name="T281">.WriteLine(email.Write(</text:span><text:span text:style-name="T282">"How are you?"</text:span><text:span text:style-name="T283">));</text:span></text:p>
      <text:p text:style-name="P284"><text:span text:style-name="T285"><text:s text:c="12"/></text:span><text:span text:style-name="T286">Console</text:span><text:span text:style-name="T287">.WriteLine();</text:span></text:p>
      <text:p text:style-name="P288"/>
      <text:p text:style-name="P289"><text:span text:style-name="T290"><text:s text:c="12"/></text:span><text:span text:style-name="T291">EmailWithAddressing</text:span><text:span text:style-name="T292"><text:s/>addressedEmail =<text:s/></text:span><text:span text:style-name="T293">new</text:span><text:span text:style-name="T294"><text:s/></text:span><text:span text:style-name="T295">EmailWithAddressing</text:span><text:span text:style-name="T296">(email,<text:s/></text:span><text:span text:style-name="T297">"Bob"</text:span><text:span text:style-name="T298">);</text:span></text:p>
      <text:p text:style-name="P299"><text:span text:style-name="T300"><text:s text:c="12"/></text:span><text:span text:style-name="T301">EmailWithSigning</text:span><text:span text:style-name="T302"><text:s/>signedEmail =<text:s/></text:span><text:span text:style-name="T303">new</text:span><text:span text:style-name="T304"><text:s/></text:span><text:span text:style-name="T305">EmailWithSigning</text:span><text:span text:style-name="T306">(addressedEmail);</text:span></text:p>
      <text:p text:style-name="P307"><text:span text:style-name="T308"><text:s text:c="12"/></text:span><text:span text:style-name="T309">EmailWithAttachment</text:span><text:span text:style-name="T310"><text:s/>emailWithAttachment =<text:s/></text:span><text:span text:style-name="T311">new</text:span><text:span text:style-name="T312"><text:s/></text:span><text:span text:style-name="T313">EmailWithAttac</text:span><text:span text:style-name="T314">hment</text:span><text:span text:style-name="T315">(signedEmail);</text:span></text:p>
      <text:p text:style-name="P316"><text:span text:style-name="T317"><text:s text:c="12"/></text:span><text:span text:style-name="T318">Console</text:span><text:span text:style-name="T319">.WriteLine(</text:span><text:span text:style-name="T320">"Decorated Component:"</text:span><text:span text:style-name="T321">);</text:span></text:p>
      <text:p text:style-name="P322"><text:span text:style-name="T323"><text:s text:c="12"/></text:span><text:span text:style-name="T324">Console</text:span><text:span text:style-name="T325">.WriteLine(emailWithAttachment.Write(</text:span><text:span text:style-name="T326">"How are you?"</text:span><text:span text:style-name="T327">));</text:span></text:p>
      <text:p text:style-name="P328"><text:span text:style-name="T329"><text:s text:c="12"/></text:span><text:span text:style-name="T330">Console</text:span><text:span text:style-name="T331">.WriteLine(emailWithAttachment.AddAttachment(</text:span><text:span text:style-name="T332">"Image"</text:span><text:span text:style-name="T333">));</text:span></text:p>
      <text:p text:style-name="P334"/>
      <text:p text:style-name="P335"><text:span text:style-name="T336"><text:s text:c="12"/></text:span><text:span text:style-name="T337">Console</text:span><text:span text:style-name="T338">.ReadLine();</text:span></text:p>
      <text:p text:style-name="P339"><text:s text:c="8"/>}</text:p>
      <text:p text:style-name="P340"><text:s text:c="4"/>}</text:p>
      <text:p text:style-name="Normal"><text:span text:style-name="T341">}</text:span></text:p>
      <text:p text:style-name="P342"/>
      <text:p text:style-name="P343">Proxy Pattern</text:p>
      <text:p text:style-name="P344">Proxy pattern controls the creation of and access to others objects.</text:p>
      <text:p text:style-name="P345">There are several kinds of proxies:</text:p>
      <text:p text:style-name="P346"><text:s/>- Virtual proxies. Hands creation of an object over to another object.</text:p>
      <text:p text:style-name="P347"><text:s/>- Authentication proxies. Checks the access<text:s/>permissions for a request.</text:p>
      <text:p text:style-name="P348"><text:s/>- Remote proxies. Sends requests across the network.</text:p>
      <text:p text:style-name="P349"><text:s/>- Smart proxies. Changes requests before sending them on.</text:p>
      <text:p text:style-name="P350"/>
      <text:p text:style-name="P351"><text:span text:style-name="T352">namespace</text:span><text:span text:style-name="T353"><text:s/>ProxyPattern</text:span></text:p>
      <text:p text:style-name="P354">{</text:p>
      <text:p text:style-name="P355"><text:span text:style-name="T356"><text:s text:c="4"/></text:span><text:span text:style-name="T357">class</text:span><text:span text:style-name="T358"><text:s/></text:span><text:span text:style-name="T359">HelpDeskSystem</text:span></text:p>
      <text:p text:style-name="P360"><text:s text:c="4"/>{</text:p>
      <text:p text:style-name="P361"/>
      <text:p text:style-name="P362"><text:span text:style-name="T363"><text:s text:c="8"/></text:span><text:span text:style-name="T364">private</text:span><text:span text:style-name="T365"><text:s/></text:span><text:span text:style-name="T366">class</text:span><text:span text:style-name="T367"><text:s/></text:span><text:span text:style-name="T368">HelpDesk</text:span></text:p>
      <text:p text:style-name="P369"><text:s text:c="8"/>{</text:p>
      <text:p text:style-name="P370"><text:span text:style-name="T371"><text:s text:c="12"/></text:span><text:span text:style-name="T372">static</text:span><text:span text:style-name="T373"><text:s/></text:span><text:span text:style-name="T374">SortedList</text:span><text:span text:style-name="T375">&lt;</text:span><text:span text:style-name="T376">string</text:span><text:span text:style-name="T377">,<text:s/></text:span><text:span text:style-name="T378">HelpDesk</text:span><text:span text:style-name="T379">&gt; users =<text:s/></text:span><text:span text:style-name="T380">new</text:span><text:span text:style-name="T381"><text:s/></text:span><text:span text:style-name="T382">SortedList</text:span><text:span text:style-name="T383">&lt;</text:span><text:span text:style-name="T384">string</text:span><text:span text:style-name="T385">,<text:s/></text:span><text:span text:style-name="T386">HelpDesk</text:span><text:span text:style-name="T387">&gt;();</text:span></text:p>
      <text:p text:style-name="P388"><text:span text:style-name="T389"><text:s text:c="12"/></text:span><text:span text:style-name="T390">string</text:span><text:span text:style-name="T391"><text:s/>user;</text:span></text:p>
      <text:p text:style-name="P392"/>
      <text:p text:style-name="P393"><text:span text:style-name="T394"><text:s text:c="12"/></text:span><text:span text:style-name="T395">public</text:span><text:span text:style-name="T396"><text:s/></text:span><text:span text:style-name="T397">static</text:span><text:span text:style-name="T398"><text:s/></text:span><text:span text:style-name="T399">bool</text:span><text:span text:style-name="T400"><text:s/>IsUnique(</text:span><text:span text:style-name="T401">string</text:span><text:span text:style-name="T402"><text:s/>userName)</text:span></text:p>
      <text:p text:style-name="P403"><text:s text:c="12"/>{</text:p>
      <text:p text:style-name="P404"><text:span text:style-name="T405"><text:s text:c="16"/></text:span><text:span text:style-name="T406">return</text:span><text:span text:style-name="T407"><text:s/>!users.ContainsKey(userName);</text:span></text:p>
      <text:p text:style-name="P408"><text:s text:c="12"/>}</text:p>
      <text:p text:style-name="P409"/>
      <text:p text:style-name="P410"><text:span text:style-name="T411"><text:s text:c="12"/></text:span><text:span text:style-name="T412">internal</text:span><text:span text:style-name="T413"><text:s/>HelpDesk(</text:span><text:span text:style-name="T414">string</text:span><text:span text:style-name="T415"><text:s/>userName)</text:span></text:p>
      <text:p text:style-name="P416"><text:s text:c="12"/>{</text:p>
      <text:p text:style-name="P417"><text:s text:c="16"/>user = userName;</text:p>
      <text:p text:style-name="P418"><text:span text:style-name="T419"><text:s text:c="16"/>users[userName] =<text:s/></text:span><text:span text:style-name="T420">this</text:span><text:span text:style-name="T421">;</text:span></text:p>
      <text:p text:style-name="P422"><text:s text:c="12"/>}</text:p>
      <text:p text:style-name="P423"/>
      <text:p text:style-name="P424"><text:span text:style-name="T425"><text:s text:c="12"/></text:span><text:span text:style-name="T426">internal</text:span><text:span text:style-name="T427"><text:s/></text:span><text:span text:style-name="T428">void</text:span><text:span text:style-name="T429"><text:s/>CreateTicket(</text:span><text:span text:style-name="T430">string</text:span><text:span text:style-name="T431"><text:s/>message)</text:span></text:p>
      <text:p text:style-name="P432"><text:s text:c="12"/>{</text:p>
      <text:p text:style-name="P433"><text:span text:style-name="T434"><text:s text:c="16"/></text:span><text:span text:style-name="T435">Console</text:span><text:span text:style-name="T436">.WriteLine(</text:span><text:span text:style-name="T437">String</text:span><text:span text:style-name="T438">.Format(</text:span><text:span text:style-name="T439">"{0} created new ticket: {1}"</text:span><text:span text:style-name="T440">, user, message));</text:span></text:p>
      <text:p text:style-name="P441"><text:s text:c="12"/>}</text:p>
      <text:p text:style-name="P442"/>
      <text:p text:style-name="P443"><text:s text:c="8"/>}</text:p>
      <text:p text:style-name="P444"/>
      <text:p text:style-name="P445"><text:span text:style-name="T446"><text:s text:c="8"/></text:span><text:span text:style-name="T447">public</text:span><text:span text:style-name="T448"><text:s/></text:span><text:span text:style-name="T449">class</text:span><text:span text:style-name="T450"><text:s/></text:span><text:span text:style-name="T451">HelpDeskProxy</text:span></text:p>
      <text:p text:style-name="P452"><text:s text:c="8"/>{</text:p>
      <text:p text:style-name="P453"><text:span text:style-name="T454"><text:s text:c="12"/></text:span><text:span text:style-name="T455">HelpDesk</text:span><text:span text:style-name="T456"><text:s/>myHelpDesk;</text:span></text:p>
      <text:p text:style-name="P457"><text:span text:style-name="T458"><text:s text:c="12"/></text:span><text:span text:style-name="T459">string</text:span><text:span text:style-name="T460"><text:s/>user;</text:span></text:p>
      <text:p text:style-name="P461"><text:span text:style-name="T462"><text:s text:c="12"/></text:span><text:span text:style-name="T463">string</text:span><text:span text:style-name="T464"><text:s/>password;</text:span></text:p>
      <text:p text:style-name="P465"><text:span text:style-name="T466"><text:s text:c="12"/></text:span><text:span text:style-name="T467">bool</text:span><text:span text:style-name="T468"><text:s/>loggedIn =<text:s/></text:span><text:span text:style-name="T469">false</text:span><text:span text:style-name="T470">;</text:span></text:p>
      <text:p text:style-name="P471"/>
      <text:p text:style-name="P472"><text:span text:style-name="T473"><text:s text:c="12"/></text:span><text:span text:style-name="T474">void</text:span><text:span text:style-name="T475"><text:s/>Register()</text:span></text:p>
      <text:p text:style-name="P476"><text:s text:c="12"/>{</text:p>
      <text:p text:style-name="P477"><text:span text:style-name="T478"><text:s text:c="16"/></text:span><text:span text:style-name="T479">Console</text:span><text:span text:style-name="T480">.WriteLine(</text:span><text:span text:style-name="T481">"\nLet's register your HelpDesk account"</text:span><text:span text:style-name="T482">);</text:span></text:p>
      <text:p text:style-name="P483"><text:span text:style-name="T484"><text:s text:c="16"/></text:span><text:span text:style-name="T485">do</text:span></text:p>
      <text:p text:style-name="P486"><text:s text:c="16"/>{</text:p>
      <text:p text:style-name="P487"><text:span text:style-name="T488"><text:s text:c="20"/></text:span><text:span text:style-name="T489">Console</text:span><text:span text:style-name="T490">.WriteLine(</text:span><text:span text:style-name="T491">"All HelpDesk accounts must be unique"</text:span><text:span text:style-name="T492">);</text:span></text:p>
      <text:p text:style-name="P493"><text:span text:style-name="T494"><text:s text:c="20"/></text:span><text:span text:style-name="T495">Console</text:span><text:span text:style-name="T496">.Write(</text:span><text:span text:style-name="T497">"Type in a user name: "</text:span><text:span text:style-name="T498">);</text:span></text:p>
      <text:p text:style-name="P499"><text:span text:style-name="T500"><text:s text:c="20"/>user =<text:s/></text:span><text:span text:style-name="T501">Console</text:span><text:span text:style-name="T502">.ReadLine();</text:span></text:p>
      <text:p text:style-name="P503"><text:span text:style-name="T504"><text:s text:c="16"/>}<text:s/></text:span><text:span text:style-name="T505">while</text:span><text:span text:style-name="T506"><text:s/>(!</text:span><text:span text:style-name="T507">HelpDesk</text:span><text:span text:style-name="T508">.IsUnique(user));</text:span></text:p>
      <text:p text:style-name="P509"><text:span text:style-name="T510"><text:s text:c="16"/></text:span><text:span text:style-name="T511">Console</text:span><text:span text:style-name="T512">.Write(</text:span><text:span text:style-name="T513">"Type in a password: "</text:span><text:span text:style-name="T514">);</text:span></text:p>
      <text:p text:style-name="P515"><text:span text:style-name="T516"><text:s text:c="16"/>password =<text:s/></text:span><text:span text:style-name="T517">Console</text:span><text:span text:style-name="T518">.ReadLine();</text:span></text:p>
      <text:p text:style-name="P519"><text:span text:style-name="T520"><text:s text:c="15"/></text:span><text:span text:style-name="T521"><text:s/></text:span><text:span text:style-name="T522">Console</text:span><text:span text:style-name="T523">.WriteLine(</text:span><text:span text:style-name="T524">"Thanks for registering with HelpDesk"</text:span><text:span text:style-name="T525">);</text:span></text:p>
      <text:p text:style-name="P526"><text:s text:c="12"/>}</text:p>
      <text:p text:style-name="P527"/>
      <text:p text:style-name="P528"><text:span text:style-name="T529"><text:s text:c="12"/></text:span><text:span text:style-name="T530">bool</text:span><text:span text:style-name="T531"><text:s/>Authenticate()</text:span></text:p>
      <text:soft-page-break/>
      <text:p text:style-name="P532"><text:s text:c="12"/>{</text:p>
      <text:p text:style-name="P533"><text:span text:style-name="T534"><text:s text:c="16"/></text:span><text:span text:style-name="T535">Console</text:span><text:span text:style-name="T536">.Write(</text:span><text:span text:style-name="T537">String</text:span><text:span text:style-name="T538">.Format(</text:span><text:span text:style-name="T539">"Welcome {0}. Please type in your password: "</text:span><text:span text:style-name="T540">, user));</text:span></text:p>
      <text:p text:style-name="P541"><text:span text:style-name="T542"><text:s text:c="16"/></text:span><text:span text:style-name="T543">string</text:span><text:span text:style-name="T544"><text:s/>supplied =<text:s/></text:span><text:span text:style-name="T545">Console</text:span><text:span text:style-name="T546">.ReadLine();</text:span></text:p>
      <text:p text:style-name="P547"><text:span text:style-name="T548"><text:s text:c="16"/></text:span><text:span text:style-name="T549">if</text:span><text:span text:style-name="T550"><text:s/>(password == supplied)</text:span></text:p>
      <text:p text:style-name="P551"><text:s text:c="16"/>{</text:p>
      <text:p text:style-name="P552"><text:span text:style-name="T553"><text:s text:c="20"/>loggedIn =<text:s/></text:span><text:span text:style-name="T554">true</text:span><text:span text:style-name="T555">;</text:span></text:p>
      <text:p text:style-name="P556"><text:span text:style-name="T557"><text:s text:c="20"/></text:span><text:span text:style-name="T558">Console</text:span><text:span text:style-name="T559">.WriteLine(</text:span><text:span text:style-name="T560">"Logged into HelpDesk"</text:span><text:span text:style-name="T561">);</text:span></text:p>
      <text:p text:style-name="P562"><text:span text:style-name="T563"><text:s text:c="20"/></text:span><text:span text:style-name="T564">if</text:span><text:span text:style-name="T565"><text:s/>(myHelpDesk ==<text:s/></text:span><text:span text:style-name="T566">null</text:span><text:span text:style-name="T567">)</text:span></text:p>
      <text:p text:style-name="P568"><text:s text:c="20"/>{</text:p>
      <text:p text:style-name="P569"><text:span text:style-name="T570"><text:s text:c="10"/></text:span><text:span text:style-name="T571"><text:s text:c="14"/>myHelpDesk =<text:s/></text:span><text:span text:style-name="T572">new</text:span><text:span text:style-name="T573"><text:s/></text:span><text:span text:style-name="T574">HelpDesk</text:span><text:span text:style-name="T575">(user);</text:span></text:p>
      <text:p text:style-name="P576"><text:s text:c="20"/>}</text:p>
      <text:p text:style-name="P577"><text:span text:style-name="T578"><text:s text:c="20"/></text:span><text:span text:style-name="T579">return</text:span><text:span text:style-name="T580"><text:s/></text:span><text:span text:style-name="T581">true</text:span><text:span text:style-name="T582">;</text:span></text:p>
      <text:p text:style-name="P583"><text:s text:c="16"/>}</text:p>
      <text:p text:style-name="P584"><text:span text:style-name="T585"><text:s text:c="16"/></text:span><text:span text:style-name="T586">Console</text:span><text:span text:style-name="T587">.WriteLine(</text:span><text:span text:style-name="T588">"Incorrect password"</text:span><text:span text:style-name="T589">);</text:span></text:p>
      <text:p text:style-name="P590"><text:span text:style-name="T591"><text:s text:c="16"/></text:span><text:span text:style-name="T592">return</text:span><text:span text:style-name="T593"><text:s/></text:span><text:span text:style-name="T594">false</text:span><text:span text:style-name="T595">;</text:span></text:p>
      <text:p text:style-name="P596"><text:s text:c="12"/>}</text:p>
      <text:p text:style-name="P597"/>
      <text:p text:style-name="P598"><text:span text:style-name="T599"><text:s text:c="12"/></text:span><text:span text:style-name="T600">void</text:span><text:span text:style-name="T601"><text:s/>Check()</text:span></text:p>
      <text:p text:style-name="P602"><text:s text:c="12"/>{</text:p>
      <text:p text:style-name="P603"><text:span text:style-name="T604"><text:s text:c="16"/></text:span><text:span text:style-name="T605">if</text:span><text:span text:style-name="T606"><text:s/>(!loggedIn)</text:span></text:p>
      <text:p text:style-name="P607"><text:s text:c="16"/>{</text:p>
      <text:p text:style-name="P608"><text:span text:style-name="T609"><text:s text:c="20"/></text:span><text:span text:style-name="T610">if</text:span><text:span text:style-name="T611"><text:s/>(password ==<text:s/></text:span><text:span text:style-name="T612">null</text:span><text:span text:style-name="T613">)</text:span></text:p>
      <text:p text:style-name="P614"><text:s text:c="20"/>{</text:p>
      <text:p text:style-name="P615"><text:s text:c="24"/>Register();</text:p>
      <text:p text:style-name="P616"><text:s text:c="20"/>}</text:p>
      <text:p text:style-name="P617"><text:span text:style-name="T618"><text:s text:c="20"/></text:span><text:span text:style-name="T619">if</text:span><text:span text:style-name="T620"><text:s/>(myHelpDesk ==<text:s/></text:span><text:span text:style-name="T621">null</text:span><text:span text:style-name="T622">)</text:span></text:p>
      <text:p text:style-name="P623"><text:s text:c="20"/>{</text:p>
      <text:p text:style-name="P624"><text:s text:c="24"/>Authenticate();</text:p>
      <text:p text:style-name="P625"><text:s text:c="20"/>}</text:p>
      <text:p text:style-name="P626"><text:s text:c="16"/>}</text:p>
      <text:p text:style-name="P627"><text:s text:c="12"/>}</text:p>
      <text:p text:style-name="P628"/>
      <text:p text:style-name="P629"><text:span text:style-name="T630"><text:s text:c="12"/></text:span><text:span text:style-name="T631">public</text:span><text:span text:style-name="T632"><text:s/></text:span><text:span text:style-name="T633">void</text:span><text:span text:style-name="T634"><text:s/>CreateTicket(</text:span><text:span text:style-name="T635">string</text:span><text:span text:style-name="T636"><text:s/>message)</text:span></text:p>
      <text:p text:style-name="P637"><text:s text:c="12"/>{</text:p>
      <text:p text:style-name="P638"><text:s text:c="16"/>Check();</text:p>
      <text:p text:style-name="P639"><text:span text:style-name="T640"><text:s text:c="16"/></text:span><text:span text:style-name="T641">if</text:span><text:span text:style-name="T642"><text:s/>(loggedIn)</text:span></text:p>
      <text:p text:style-name="P643"><text:s text:c="16"/>{</text:p>
      <text:p text:style-name="P644"><text:s text:c="20"/>myHelpDesk.CreateTicket(message);</text:p>
      <text:p text:style-name="P645"><text:s text:c="16"/>}</text:p>
      <text:p text:style-name="P646"><text:s text:c="12"/>}</text:p>
      <text:p text:style-name="P647"><text:s text:c="8"/>}</text:p>
      <text:p text:style-name="P648"/>
      <text:p text:style-name="P649"><text:s text:c="4"/>}</text:p>
      <text:p text:style-name="P650"/>
      <text:p text:style-name="P651"><text:span text:style-name="T652"><text:s text:c="4"/></text:span><text:span text:style-name="T653">class</text:span><text:span text:style-name="T654"><text:s/></text:span><text:span text:style-name="T655">Program</text:span><text:span text:style-name="T656"><text:s/>:<text:s/></text:span><text:span text:style-name="T657">HelpDeskSystem</text:span></text:p>
      <text:p text:style-name="P658"><text:s text:c="4"/>{</text:p>
      <text:p text:style-name="P659"><text:span text:style-name="T660"><text:s text:c="8"/></text:span><text:span text:style-name="T661">static</text:span><text:span text:style-name="T662"><text:s/></text:span><text:span text:style-name="T663">void</text:span><text:span text:style-name="T664"><text:s/>Main(</text:span><text:span text:style-name="T665">string</text:span><text:span text:style-name="T666">[] args)</text:span></text:p>
      <text:p text:style-name="P667"><text:s text:c="8"/>{</text:p>
      <text:p text:style-name="P668"><text:span text:style-name="T669"><text:s text:c="12"/></text:span><text:span text:style-name="T670">Console</text:span><text:span text:style-name="T671">.WriteLine(</text:span><text:span text:style-name="T672">"Proxy Pattern"</text:span><text:span text:style-name="T673">);</text:span></text:p>
      <text:p text:style-name="P674"/>
      <text:p text:style-name="P675"><text:span text:style-name="T676"><text:s text:c="12"/></text:span><text:span text:style-name="T677">HelpDeskProxy</text:span><text:span text:style-name="T678"><text:s/>userA =</text:span><text:span text:style-name="T679"><text:s/></text:span><text:span text:style-name="T680">new</text:span><text:span text:style-name="T681"><text:s/></text:span><text:span text:style-name="T682">HelpDeskProxy</text:span><text:span text:style-name="T683">();</text:span></text:p>
      <text:p text:style-name="P684"><text:span text:style-name="T685"><text:s text:c="12"/>userA.CreateTicket(</text:span><text:span text:style-name="T686">"My printer doesn't work..."</text:span><text:span text:style-name="T687">);</text:span></text:p>
      <text:p text:style-name="P688"/>
      <text:p text:style-name="P689"><text:span text:style-name="T690"><text:s text:c="12"/></text:span><text:span text:style-name="T691">HelpDeskProxy</text:span><text:span text:style-name="T692"><text:s/>userB =<text:s/></text:span><text:span text:style-name="T693">new</text:span><text:span text:style-name="T694"><text:s/></text:span><text:span text:style-name="T695">HelpDeskProxy</text:span><text:span text:style-name="T696">();</text:span></text:p>
      <text:p text:style-name="P697"><text:span text:style-name="T698"><text:s text:c="12"/>userB.CreateTicket(</text:span><text:span text:style-name="T699">"I can't access my email..."</text:span><text:span text:style-name="T700">);</text:span></text:p>
      <text:p text:style-name="P701"/>
      <text:p text:style-name="P702"><text:span text:style-name="T703"><text:s text:c="12"/></text:span><text:span text:style-name="T704">Console</text:span><text:span text:style-name="T705">.ReadLine();</text:span></text:p>
      <text:p text:style-name="P706"><text:s text:c="8"/>}</text:p>
      <text:p text:style-name="P707"><text:s text:c="4"/>}</text:p>
      <text:p text:style-name="P708">}</text:p>
      <text:p text:style-name="P709"/>
      <text:p text:style-name="P710">Bridge Pattern</text:p>
      <text:p text:style-name="P711">Bridge pattern separates an abstraction from its implementation. It is useful when a new version of software should replace an existing version, but the older version must still run for its existing client base.</text:p>
      <text:p text:style-name="P712"/>
      <text:p text:style-name="P713"><text:span text:style-name="T714">namespace</text:span><text:span text:style-name="T715"><text:s/>BridgePattern</text:span></text:p>
      <text:p text:style-name="P716">{</text:p>
      <text:p text:style-name="P717"><text:span text:style-name="T718"><text:s text:c="4"/></text:span><text:span text:style-name="T719">// Bridge</text:span></text:p>
      <text:p text:style-name="P720"><text:span text:style-name="T721"><text:s text:c="4"/></text:span><text:span text:style-name="T722">interface</text:span><text:span text:style-name="T723"><text:s/></text:span><text:span text:style-name="T724">IBridge</text:span></text:p>
      <text:p text:style-name="P725"><text:s text:c="4"/>{</text:p>
      <text:p text:style-name="P726"><text:span text:style-name="T727"><text:s text:c="8"/></text:span><text:span text:style-name="T728">void</text:span><text:span text:style-name="T729"><text:s/>CreateTicket(</text:span><text:span text:style-name="T730">string</text:span><text:span text:style-name="T731"><text:s/>message);</text:span></text:p>
      <text:p text:style-name="P732"><text:s text:c="4"/>}</text:p>
      <text:p text:style-name="P733"/>
      <text:p text:style-name="P734"><text:span text:style-name="T735"><text:s text:c="4"/></text:span><text:span text:style-name="T736">// Abstraction</text:span></text:p>
      <text:p text:style-name="P737"><text:span text:style-name="T738"><text:s text:c="4"/></text:span><text:span text:style-name="T739">class</text:span><text:span text:style-name="T740"><text:s/></text:span><text:span text:style-name="T741">Portal</text:span></text:p>
      <text:p text:style-name="P742"><text:s text:c="4"/>{</text:p>
      <text:p text:style-name="P743"><text:span text:style-name="T744"><text:s text:c="8"/></text:span><text:span text:style-name="T745">IBridge</text:span><text:span text:style-name="T746"><text:s/>bridge;</text:span></text:p>
      <text:p text:style-name="P747"/>
      <text:p text:style-name="P748"><text:span text:style-name="T749"><text:s text:c="8"/></text:span><text:span text:style-name="T750">public</text:span><text:span text:style-name="T751"><text:s/>Portal(</text:span><text:span text:style-name="T752">IBridge</text:span><text:span text:style-name="T753"><text:s/>aHelpDesk)</text:span></text:p>
      <text:p text:style-name="P754"><text:s text:c="8"/>{</text:p>
      <text:p text:style-name="P755"><text:s text:c="12"/>bridge = aHelpDesk;</text:p>
      <text:p text:style-name="P756"><text:s text:c="8"/>}</text:p>
      <text:p text:style-name="P757"/>
      <text:p text:style-name="P758"><text:span text:style-name="T759"><text:s text:c="8"/></text:span><text:span text:style-name="T760">public</text:span><text:span text:style-name="T761"><text:s/></text:span><text:span text:style-name="T762">void</text:span><text:span text:style-name="T763"><text:s/>CreateTicket(</text:span><text:span text:style-name="T764">string</text:span><text:span text:style-name="T765"><text:s/>message)</text:span></text:p>
      <text:p text:style-name="P766"><text:s text:c="8"/>{</text:p>
      <text:p text:style-name="P767"><text:s text:c="12"/>bridge.CreateTicket(message);</text:p>
      <text:p text:style-name="P768"><text:s text:c="8"/>}</text:p>
      <text:p text:style-name="P769"/>
      <text:p text:style-name="P770"><text:s text:c="4"/>}</text:p>
      <text:p text:style-name="P771"/>
      <text:p text:style-name="P772"><text:span text:style-name="T773"><text:s text:c="4"/></text:span><text:span text:style-name="T774">class</text:span><text:span text:style-name="T775"><text:s/></text:span><text:span text:style-name="T776">HelpDeskSystem</text:span></text:p>
      <text:p text:style-name="P777"><text:s text:c="4"/>{</text:p>
      <text:p text:style-name="P778"><text:span text:style-name="T779"><text:s text:c="8"/></text:span><text:span text:style-name="T780">// The Subject</text:span></text:p>
      <text:p text:style-name="P781"><text:span text:style-name="T782"><text:s text:c="8"/></text:span><text:span text:style-name="T783">private</text:span><text:span text:style-name="T784"><text:s/></text:span><text:span text:style-name="T785">class</text:span><text:span text:style-name="T786"><text:s/></text:span><text:span text:style-name="T787">HelpDesk<text:s/></text:span><text:span text:style-name="T788">{...}</text:span></text:p>
      <text:p text:style-name="P789"/>
      <text:p text:style-name="P790"><text:span text:style-name="T791"><text:s text:c="8"/></text:span><text:span text:style-name="T792">// The Proxy</text:span></text:p>
      <text:p text:style-name="P793"><text:span text:style-name="T794"><text:s text:c="8"/></text:span><text:span text:style-name="T795">public</text:span><text:span text:style-name="T796"><text:s/></text:span><text:span text:style-name="T797">class</text:span><text:span text:style-name="T798"><text:s/></text:span><text:span text:style-name="T799">HelpDeskProxy<text:s/></text:span><text:span text:style-name="T800">{...}</text:span></text:p>
      <text:p text:style-name="P801"/>
      <text:p text:style-name="P802"><text:span text:style-name="T803"><text:s text:c="8"/></text:span><text:span text:style-name="T804">// New version of Proxy</text:span></text:p>
      <text:p text:style-name="P805"><text:span text:style-name="T806"><text:s text:c="8"/></text:span><text:span text:style-name="T807">public</text:span><text:span text:style-name="T808"><text:s/></text:span><text:span text:style-name="T809">class</text:span><text:span text:style-name="T810"><text:s/></text:span><text:span text:style-name="T811">OpenHelpDeskProxy</text:span><text:span text:style-name="T812"><text:s/>:<text:s/></text:span><text:span text:style-name="T813">IBridge</text:span></text:p>
      <text:p text:style-name="P814"><text:s text:c="8"/>{</text:p>
      <text:p text:style-name="P815"><text:span text:style-name="T816"><text:s text:c="12"/></text:span><text:span text:style-name="T817">HelpDesk</text:span><text:span text:style-name="T818"><text:s/>myOpenHelpDesk;</text:span></text:p>
      <text:p text:style-name="P819"><text:span text:style-name="T820"><text:s text:c="12"/></text:span><text:span text:style-name="T821">static</text:span><text:span text:style-name="T822"><text:s/></text:span><text:span text:style-name="T823">int</text:span><text:span text:style-name="T824"><text:s/>usersCount;</text:span></text:p>
      <text:p text:style-name="P825"><text:span text:style-name="T826"><text:s text:c="12"/></text:span><text:span text:style-name="T827">string</text:span><text:span text:style-name="T828"><text:s/>user;</text:span></text:p>
      <text:p text:style-name="P829"/>
      <text:p text:style-name="P830"><text:span text:style-name="T831"><text:s text:c="12"/></text:span><text:span text:style-name="T832">public</text:span><text:span text:style-name="T833"><text:s/>OpenHelpDeskProxy(</text:span><text:span text:style-name="T834">string</text:span><text:span text:style-name="T835"><text:s/>us</text:span><text:span text:style-name="T836">erName)</text:span></text:p>
      <text:p text:style-name="P837"><text:s text:c="12"/>{</text:p>
      <text:p text:style-name="P838"><text:s text:c="16"/>user = userName;</text:p>
      <text:p text:style-name="P839"><text:s text:c="16"/>usersCount++;</text:p>
      <text:p text:style-name="P840"><text:span text:style-name="T841"><text:s text:c="16"/>myOpenHelpDesk =<text:s/></text:span><text:span text:style-name="T842">new</text:span><text:span text:style-name="T843"><text:s/></text:span><text:span text:style-name="T844">HelpDesk</text:span><text:span text:style-name="T845">(user +<text:s/></text:span><text:span text:style-name="T846">"-"</text:span><text:span text:style-name="T847"><text:s/>+ usersCount);</text:span></text:p>
      <text:p text:style-name="P848"><text:s text:c="12"/>}</text:p>
      <text:p text:style-name="P849"/>
      <text:p text:style-name="P850"><text:span text:style-name="T851"><text:s text:c="12"/></text:span><text:span text:style-name="T852">public</text:span><text:span text:style-name="T853"><text:s/></text:span><text:span text:style-name="T854">void</text:span><text:span text:style-name="T855"><text:s/>CreateTicket(</text:span><text:span text:style-name="T856">string</text:span><text:span text:style-name="T857"><text:s/>message)</text:span></text:p>
      <text:p text:style-name="P858"><text:s text:c="12"/>{</text:p>
      <text:p text:style-name="P859"><text:s text:c="16"/>myOpenHelpDesk.CreateTicket(message);</text:p>
      <text:p text:style-name="P860"><text:s text:c="12"/>}</text:p>
      <text:p text:style-name="P861"><text:s text:c="8"/>}</text:p>
      <text:p text:style-name="P862"><text:s text:c="4"/>}</text:p>
      <text:p text:style-name="P863"/>
      <text:soft-page-break/>
      <text:p text:style-name="P864"><text:span text:style-name="T865"><text:s text:c="4"/></text:span><text:span text:style-name="T866">class</text:span><text:span text:style-name="T867"><text:s/></text:span><text:span text:style-name="T868">Program</text:span><text:span text:style-name="T869"><text:s/>:<text:s/></text:span><text:span text:style-name="T870">HelpDeskSystem</text:span></text:p>
      <text:p text:style-name="P871"><text:s text:c="4"/>{</text:p>
      <text:p text:style-name="P872"><text:span text:style-name="T873"><text:s text:c="8"/></text:span><text:span text:style-name="T874">static</text:span><text:span text:style-name="T875"><text:s/></text:span><text:span text:style-name="T876">void</text:span><text:span text:style-name="T877"><text:s/>Main(</text:span><text:span text:style-name="T878">string</text:span><text:span text:style-name="T879">[] args)</text:span></text:p>
      <text:p text:style-name="P880"><text:s text:c="8"/>{</text:p>
      <text:p text:style-name="P881"><text:span text:style-name="T882"><text:s text:c="12"/></text:span><text:span text:style-name="T883">Console</text:span><text:span text:style-name="T884">.WriteLine(</text:span><text:span text:style-name="T885">"Bridge Pattern"</text:span><text:span text:style-name="T886">);</text:span></text:p>
      <text:p text:style-name="P887"/>
      <text:p text:style-name="P888"><text:span text:style-name="T889"><text:s text:c="12"/></text:span><text:span text:style-name="T890">HelpDeskProxy</text:span><text:span text:style-name="T891"><text:s/>userA =<text:s/></text:span><text:span text:style-name="T892">new</text:span><text:span text:style-name="T893"><text:s/></text:span><text:span text:style-name="T894">HelpDeskProxy</text:span><text:span text:style-name="T895">();</text:span></text:p>
      <text:p text:style-name="P896"><text:span text:style-name="T897"><text:s text:c="12"/>userA.CreateTicket(</text:span><text:span text:style-name="T898">"I forgot my password."</text:span><text:span text:style-name="T899">);</text:span></text:p>
      <text:p text:style-name="P900"/>
      <text:p text:style-name="P901"><text:span text:style-name="T902"><text:s text:c="12"/></text:span><text:span text:style-name="T903">Console</text:span><text:span text:style-name="T904">.WriteLine();</text:span></text:p>
      <text:p text:style-name="P905"><text:span text:style-name="T906"><text:s text:c="12"/></text:span><text:span text:style-name="T907">string</text:span><text:span text:style-name="T908"><text:s/>userName =<text:s/></text:span><text:span text:style-name="T909">"userB"</text:span><text:span text:style-name="T910">;</text:span></text:p>
      <text:p text:style-name="P911"><text:span text:style-name="T912"><text:s text:c="12"/></text:span><text:span text:style-name="T913">Portal</text:span><text:span text:style-name="T914"><text:s/>userB =<text:s/></text:span><text:span text:style-name="T915">new</text:span><text:span text:style-name="T916"><text:s/></text:span><text:span text:style-name="T917">Portal</text:span><text:span text:style-name="T918">(</text:span><text:span text:style-name="T919">new</text:span><text:span text:style-name="T920"><text:s/></text:span><text:span text:style-name="T921">OpenHelpDeskProxy</text:span><text:span text:style-name="T922">(userName));</text:span></text:p>
      <text:p text:style-name="P923"><text:span text:style-name="T924"><text:s text:c="12"/>userB.CreateTicket(</text:span><text:span text:style-name="T925">"Internet connection is too slow."</text:span><text:span text:style-name="T926">);</text:span></text:p>
      <text:p text:style-name="P927"/>
      <text:p text:style-name="P928"><text:span text:style-name="T929"><text:s text:c="12"/></text:span><text:span text:style-name="T930">Console</text:span><text:span text:style-name="T931">.ReadLine();</text:span></text:p>
      <text:p text:style-name="P932"><text:s text:c="8"/>}</text:p>
      <text:p text:style-name="P933"><text:span text:style-name="T934"><text:s text:c="4"/>}</text:span></text:p>
      <text:p text:style-name="P935"><text:span text:style-name="T936">}</text:span></text:p>
      <text:p text:style-name="P9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b</meta:initial-creator>
    <dc:creator>rb</dc:creator>
    <meta:creation-date>2016-05-16T12:42:00Z</meta:creation-date>
    <dc:date>2016-05-18T09:01:00Z</dc:date>
    <meta:template xlink:href="Normal.dotm" xlink:type="simple"/>
    <meta:editing-cycles>15</meta:editing-cycles>
    <meta:editing-duration>PT2040S</meta:editing-duration>
    <meta:document-statistic meta:page-count="6" meta:paragraph-count="16" meta:word-count="1214" meta:character-count="8120" meta:row-count="57" meta:non-whitespace-character-count="6922"/>
  </office:meta>
</office:document-meta>
</file>